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3.0555in"/>
    </style:style>
    <style:style style:name="TC6" style:family="table-column">
      <style:table-column-properties style:column-width="1.6666in"/>
    </style:style>
    <style:style style:name="TC7" style:family="table-column">
      <style:table-column-properties style:column-width="0.8472in"/>
    </style:style>
    <style:style style:name="TC8" style:family="table-column">
      <style:table-column-properties style:column-width="0.2638in"/>
    </style:style>
    <style:style style:name="TC9" style:family="table-column">
      <style:table-column-properties style:column-width="0.1388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0138in"/>
    </style:style>
    <style:style style:name="TC12" style:family="table-column">
      <style:table-column-properties style:column-width="0.8333in"/>
    </style:style>
    <style:style style:name="TC13" style:family="table-column">
      <style:table-column-properties style:column-width="0.4166in"/>
    </style:style>
    <style:style style:name="TC14" style:family="table-column">
      <style:table-column-properties style:column-width="0.1111in"/>
    </style:style>
    <style:style style:name="TC15" style:family="table-column">
      <style:table-column-properties style:column-width="0.4027in"/>
    </style:style>
    <style:style style:name="TC16" style:family="table-column">
      <style:table-column-properties style:column-width="0.0972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R3" style:family="table-row">
      <style:table-row-properties style:use-optimal-row-height="false" style:row-height="0.0138in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TR4" style:family="table-row">
      <style:table-row-properties style:use-optimal-row-height="false" style:row-height="0.0277in"/>
    </style:style>
    <style:style style:name="C12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TR5" style:family="table-row">
      <style:table-row-properties style:use-optimal-row-height="false" style:row-height="0.3055in"/>
    </style:style>
    <style:style style:name="C1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3888in"/>
    </style:style>
    <style:style style:name="TR7" style:family="table-row">
      <style:table-row-properties style:use-optimal-row-height="false" style:row-height="0.25in"/>
    </style:style>
    <style:style style:name="C15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6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7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8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TR8" style:family="table-row">
      <style:table-row-properties style:use-optimal-row-height="false" style:row-height="0.2222in"/>
    </style:style>
    <style:style style:name="C19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9" style:family="table-row">
      <style:table-row-properties style:use-optimal-row-height="false" style:row-height="0.0972in"/>
    </style:style>
    <style:style style:name="C20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1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2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24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9">
</table:table-column>
        <table:table-column table:style-name="TC13">
</table:table-column>
        <table:table-column table:style-name="TC14">
</table:table-column>
        <table:table-column table:style-name="TC0">
</table:table-column>
        <table:table-column table:style-name="TC14">
</table:table-column>
        <table:table-column table:style-name="TC15">
</table:table-column>
        <table:table-column table:style-name="TC16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17 282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14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9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4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83 117</text:span></text:p>
          </table:table-cell>
          <table:table-cell table:style-name="C7" table:number-columns-spanned="3">
            <text:p text:style-name="P1"><text:span text:style-name="T0">1 56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27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61 343</text:span></text:p>
          </table:table-cell>
          <table:table-cell table:style-name="C7" table:number-columns-spanned="3">
            <text:p text:style-name="P1"><text:span text:style-name="T0">52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593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0" table:number-columns-spanned="4">
            <text:p text:style-name="P1"><text:span text:style-name="T0">33,50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41,58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7 335</text:span></text:p>
          </table:table-cell>
          <table:table-cell table:style-name="C7" table:number-columns-spanned="3">
            <text:p text:style-name="P1"><text:span text:style-name="T0">6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4</text:span></text:p>
          </table:table-cell>
          <table:table-cell table:style-name="C11" table:number-columns-spanned="5">
            <text:p text:style-name="P3"><text:span text:style-name="T0">Autres impôts et tax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4,01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7,30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5 169</text:span></text:p>
          </table:table-cell>
          <table:table-cell table:style-name="C7" table:number-columns-spanned="3">
            <text:p text:style-name="P1"><text:span text:style-name="T0">12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64</text:span></text:p>
          </table:table-cell>
          <table:table-cell table:style-name="C11" table:number-columns-spanned="5">
            <text:p text:style-name="P3"><text:span text:style-name="T0">Dotation globale de fonctionn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8,28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18,50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76 170</text:span></text:p>
          </table:table-cell>
          <table:table-cell table:style-name="C7" table:number-columns-spanned="3">
            <text:p text:style-name="P1"><text:span text:style-name="T0">1 50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343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0 245</text:span></text:p>
          </table:table-cell>
          <table:table-cell table:style-name="C7" table:number-columns-spanned="3">
            <text:p text:style-name="P1"><text:span text:style-name="T0">76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703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51,23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2,3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5 782</text:span></text:p>
          </table:table-cell>
          <table:table-cell table:style-name="C7" table:number-columns-spanned="3">
            <text:p text:style-name="P1"><text:span text:style-name="T0">30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57</text:span></text:p>
          </table:table-cell>
          <table:table-cell table:style-name="C11" table:number-columns-spanned="5">
            <text:p text:style-name="P3"><text:span text:style-name="T0">Achats et charges extern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0,3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9,1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 508</text:span></text:p>
          </table:table-cell>
          <table:table-cell table:style-name="C7" table:number-columns-spanned="3">
            <text:p text:style-name="P1"><text:span text:style-name="T0">3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39</text:span></text:p>
          </table:table-cell>
          <table:table-cell table:style-name="C11" table:number-columns-spanned="5">
            <text:p text:style-name="P3"><text:span text:style-name="T0">Charges financièr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,99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8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4 360</text:span></text:p>
          </table:table-cell>
          <table:table-cell table:style-name="C7" table:number-columns-spanned="3">
            <text:p text:style-name="P1"><text:span text:style-name="T0">3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30</text:span></text:p>
          </table:table-cell>
          <table:table-cell table:style-name="C11" table:number-columns-spanned="5">
            <text:p text:style-name="P3"><text:span text:style-name="T0">Contingent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,47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2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 773</text:span></text:p>
          </table:table-cell>
          <table:table-cell table:style-name="C7" table:number-columns-spanned="3">
            <text:p text:style-name="P1"><text:span text:style-name="T0">8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68</text:span></text:p>
          </table:table-cell>
          <table:table-cell table:style-name="C11" table:number-columns-spanned="5">
            <text:p text:style-name="P3"><text:span text:style-name="T0">Subventions vers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5,55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2,5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6 947</text:span></text:p>
          </table:table-cell>
          <table:table-cell table:style-name="C9" table:number-columns-spanned="3">
            <text:p text:style-name="P2"><text:span text:style-name="T0">59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84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5">
          <table:table-cell table:style-name="C0"/>
          <table:table-cell table:style-name="C14" table:number-columns-spanned="5">
            <text:p text:style-name="P0"/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9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70 091</text:span></text:p>
          </table:table-cell>
          <table:table-cell table:style-name="C9" table:number-columns-spanned="3">
            <text:p text:style-name="P2"><text:span text:style-name="T0">59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65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6 000</text:span></text:p>
          </table:table-cell>
          <table:table-cell table:style-name="C9" table:number-columns-spanned="3">
            <text:p text:style-name="P2"><text:span text:style-name="T0">5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50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8,56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6,6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3 489</text:span></text:p>
          </table:table-cell>
          <table:table-cell table:style-name="C9" table:number-columns-spanned="3">
            <text:p text:style-name="P2"><text:span text:style-name="T0">3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61</text:span></text:p>
          </table:table-cell>
          <table:table-cell table:style-name="C11" table:number-columns-spanned="5">
            <text:p text:style-name="P3"><text:span text:style-name="T0">Subventions reçu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4,98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0,8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3 065</text:span></text:p>
          </table:table-cell>
          <table:table-cell table:style-name="C9" table:number-columns-spanned="3">
            <text:p text:style-name="P2"><text:span text:style-name="T0">2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0</text:span></text:p>
          </table:table-cell>
          <table:table-cell table:style-name="C11" table:number-columns-spanned="5">
            <text:p text:style-name="P3"><text:span text:style-name="T0">FCTVA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4,37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7,1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Retour de biens affectés, concédé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72 565</text:span></text:p>
          </table:table-cell>
          <table:table-cell table:style-name="C9" table:number-columns-spanned="3">
            <text:p text:style-name="P2"><text:span text:style-name="T0">619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41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54 176</text:span></text:p>
          </table:table-cell>
          <table:table-cell table:style-name="C9" table:number-columns-spanned="3">
            <text:p text:style-name="P2"><text:span text:style-name="T0">46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38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74,66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62,4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11 686</text:span></text:p>
          </table:table-cell>
          <table:table-cell table:style-name="C5" table:number-columns-spanned="3">
            <text:p text:style-name="P2"><text:span text:style-name="T0">10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06</text:span></text:p>
          </table:table-cell>
          <table:table-cell table:style-name="C11" table:number-columns-spanned="5">
            <text:p text:style-name="P3"><text:span text:style-name="T0">Remboursement d'emprunts et dettes assimil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6,1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9,6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2</text:span></text:p>
          </table:table-cell>
          <table:table-cell table:style-name="C11" table:number-columns-spanned="5">
            <text:p text:style-name="P3"><text:span text:style-name="T0">Charges à répartir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2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Immobilisations affectées, concédée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2 473</text:span></text:p>
          </table:table-cell>
          <table:table-cell table:style-name="C5" table:number-columns-spanned="3">
            <text:p text:style-name="P2"><text:span text:style-name="T0">21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23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0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2 473</text:span></text:p>
          </table:table-cell>
          <table:table-cell table:style-name="C5" table:number-columns-spanned="3">
            <text:p text:style-name="P2"><text:span text:style-name="T0">21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24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4 473</text:span></text:p>
          </table:table-cell>
          <table:table-cell table:style-name="C9" table:number-columns-spanned="3">
            <text:p text:style-name="P2"><text:span text:style-name="T0">3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8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15" table:number-columns-spanned="5">
            <text:p text:style-name="P0"/>
          </table:table-cell>
          <table:table-cell table:style-name="C15"/>
          <table:table-cell table:style-name="C15"/>
          <table:table-cell table:style-name="C15"/>
          <table:table-cell table:style-name="C15"/>
          <table:table-cell table:style-name="C16" table:number-columns-spanned="5">
            <text:p text:style-name="P1"><text:span text:style-name="T1">AUTOFINANCEMENT</text:span></text:p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17" table:number-columns-spanned="9">
            <text:p text:style-name="P2"><text:span text:style-name="T2">en % des produits CAF</text:span></text:p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36 792</text:span></text:p>
          </table:table-cell>
          <table:table-cell table:style-name="C10" table:number-columns-spanned="3">
            <text:p text:style-name="P1"><text:span text:style-name="T0">314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91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20,09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3,3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21 431</text:span></text:p>
          </table:table-cell>
          <table:table-cell table:style-name="C10" table:number-columns-spanned="3">
            <text:p text:style-name="P1"><text:span text:style-name="T0">183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47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1,7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0,3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9 744</text:span></text:p>
          </table:table-cell>
          <table:table-cell table:style-name="C10" table:number-columns-spanned="3">
            <text:p text:style-name="P1"><text:span text:style-name="T0">83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41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5,32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2,8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7">
          <table:table-cell table:style-name="C0"/>
          <table:table-cell table:style-name="C18" table:number-columns-spanned="5">
            <text:p text:style-name="P1"/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0" table:number-columns-spanned="5">
            <text:p text:style-name="P1"><text:span text:style-name="T1">ENDETTEMENT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 table:number-columns-spanned="9">
            <text:p text:style-name="P1"><text:span text:style-name="T2">en % des produits CAF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73 912</text:span></text:p>
          </table:table-cell>
          <table:table-cell table:style-name="C10" table:number-columns-spanned="3">
            <text:p text:style-name="P1"><text:span text:style-name="T0">630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 176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40,36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2,3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14 653</text:span></text:p>
          </table:table-cell>
          <table:table-cell table:style-name="C10" table:number-columns-spanned="3">
            <text:p text:style-name="P1"><text:span text:style-name="T0">125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39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8,0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9,7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8">
          <table:table-cell table:style-name="C0"/>
          <table:table-cell table:style-name="C18">
            <text:p text:style-name="P1"><text:span text:style-name="T0">6 254</text:span></text:p>
          </table:table-cell>
          <table:table-cell table:style-name="C10" table:number-columns-spanned="3">
            <text:p text:style-name="P1"><text:span text:style-name="T0">53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41</text:span></text:p>
          </table:table-cell>
          <table:table-cell table:style-name="C19" table:number-columns-spanned="5">
            <text:p text:style-name="P1"><text:span text:style-name="T1">FONDS DE ROULEMENT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0" table:number-columns-spanned="19">
            <text:p text:style-name="P1"><text:span text:style-name="T1">ELEMENTS DE FISCALITE DIRECTE LOCALE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21" table:number-columns-spanned="5">
            <text:p text:style-name="P2"><text:span text:style-name="T3">Bases nettes imposées au profit de la commune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6" table:number-columns-spanned="2" table:number-rows-spanned="2">
            <text:p text:style-name="P1"><text:span text:style-name="T0">Taxe</text:span></text:p>
          </table:table-cell>
          <table:table-cell table:style-name="C6"/>
          <table:table-cell table:style-name="C5" table:number-columns-spanned="12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5">
          <table:table-cell table:style-name="C0"/>
          <table:table-cell table:style-name="C3">
            <text:p text:style-name="P2"><text:span text:style-name="T4">En milliers d'Euros</text:span></text:p>
          </table:table-cell>
          <table:table-cell table:style-name="C3" table:number-columns-spanned="3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4">Moyenne de la strate</text:span></text:p>
          </table:table-cell>
          <table:table-cell table:style-name="C6"/>
          <table:table-cell table:style-name="C6"/>
          <table:table-cell table:style-name="C5" table:number-column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4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293 904</text:span></text:p>
          </table:table-cell>
          <table:table-cell table:style-name="C22" table:number-columns-spanned="3">
            <text:p text:style-name="P1"><text:span text:style-name="T0">2 506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 317</text:span></text:p>
          </table:table-cell>
          <table:table-cell table:style-name="C23" table:number-columns-spanned="2">
            <text:p text:style-name="P3"><text:span text:style-name="T4">Taxe d'habitation (y compris THLV)</text:span></text:p>
          </table:table-cell>
          <table:table-cell table:style-name="C23"/>
          <table:table-cell table:style-name="C7" table:number-columns-spanned="2">
            <text:p text:style-name="P1"><text:span text:style-name="T0">63 008</text:span></text:p>
          </table:table-cell>
          <table:table-cell table:style-name="C7"/>
          <table:table-cell table:style-name="C7" table:number-columns-spanned="4">
            <text:p text:style-name="P1"><text:span text:style-name="T0">537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22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365 939</text:span></text:p>
          </table:table-cell>
          <table:table-cell table:style-name="C22" table:number-columns-spanned="3">
            <text:p text:style-name="P1"><text:span text:style-name="T0">3 12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 344</text:span></text:p>
          </table:table-cell>
          <table:table-cell table:style-name="C23" table:number-columns-spanned="2">
            <text:p text:style-name="P3"><text:span text:style-name="T4">Taxe foncière sur les propriétés bâti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1 517</text:span></text:p>
          </table:table-cell>
          <table:table-cell table:style-name="C22" table:number-columns-spanned="3">
            <text:p text:style-name="P1"><text:span text:style-name="T0">13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4</text:span></text:p>
          </table:table-cell>
          <table:table-cell table:style-name="C23" table:number-columns-spanned="2">
            <text:p text:style-name="P3"><text:span text:style-name="T4">Taxe foncière sur les propriétés non bâti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3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4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foncière des entrepris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6" table:number-columns-spanned="5">
            <text:p text:style-name="P1"><text:span text:style-name="T1">Produits des impôts locaux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2">
            <text:p text:style-name="P1"><text:span text:style-name="T0">Taxe</text:span></text:p>
          </table:table-cell>
          <table:table-cell table:style-name="C7"/>
          <table:table-cell table:style-name="C7" table:number-columns-spanned="5">
            <text:p text:style-name="P1"><text:span text:style-name="T1">Taux voté (%)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31 213</text:span></text:p>
          </table:table-cell>
          <table:table-cell table:style-name="C22" table:number-columns-spanned="3">
            <text:p text:style-name="P1"><text:span text:style-name="T0">266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277</text:span></text:p>
          </table:table-cell>
          <table:table-cell table:style-name="C23" table:number-columns-spanned="2">
            <text:p text:style-name="P3"><text:span text:style-name="T4">Taxe d'habitation (y compris THLV)</text:span></text:p>
          </table:table-cell>
          <table:table-cell table:style-name="C23"/>
          <table:table-cell table:style-name="C7" table:number-columns-spanned="5">
            <text:p text:style-name="P1"><text:span text:style-name="T0">10,6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1,0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26 933</text:span></text:p>
          </table:table-cell>
          <table:table-cell table:style-name="C22" table:number-columns-spanned="3">
            <text:p text:style-name="P1"><text:span text:style-name="T0">23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310</text:span></text:p>
          </table:table-cell>
          <table:table-cell table:style-name="C23" table:number-columns-spanned="2">
            <text:p text:style-name="P3"><text:span text:style-name="T4">Taxe foncière sur les propriétés bâties</text:span></text:p>
          </table:table-cell>
          <table:table-cell table:style-name="C23"/>
          <table:table-cell table:style-name="C7" table:number-columns-spanned="5">
            <text:p text:style-name="P1"><text:span text:style-name="T0">7,3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3,0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140</text:span></text:p>
          </table:table-cell>
          <table:table-cell table:style-name="C22" table:number-columns-spanned="3">
            <text:p text:style-name="P1"><text:span text:style-name="T0">1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</text:span></text:p>
          </table:table-cell>
          <table:table-cell table:style-name="C23" table:number-columns-spanned="2">
            <text:p text:style-name="P3"><text:span text:style-name="T4">Taxe foncière sur les propriétés non bâties</text:span></text:p>
          </table:table-cell>
          <table:table-cell table:style-name="C23"/>
          <table:table-cell table:style-name="C7" table:number-columns-spanned="5">
            <text:p text:style-name="P1"><text:span text:style-name="T0">9,2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35,3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3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foncière des entreprises</text:span></text:p>
          </table:table-cell>
          <table:table-cell table:style-name="C23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produits des impôts de répartit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2" table:number-columns-spanned="5">
            <text:p text:style-name="P1"><text:span text:style-name="T1">Produits des impôts de répartition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4" table:number-columns-spanned="2">
            <text:p text:style-name="P1"><text:span text:style-name="T0">Taxe</text:span></text:p>
          </table:table-cell>
          <table:table-cell table:style-name="C24"/>
          <table:table-cell table:style-name="C5" table:number-columns-spanned="12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sur la valeur ajoutée des entreprises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Imposition forfaitaire sur les entreprises de réseau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sur les surfaces commerciales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5">
            <text:p text:style-name="P4"><text:span text:style-name="T0">1</text:span></text:p>
          </table:table-cell>
          <table:table-cell table:style-name="C25">
            <text:p text:style-name="P4"><text:span text:style-name="T0">/</text:span></text:p>
          </table:table-cell>
          <table:table-cell table:style-name="C25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4.3889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